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59.99mm" svg:height="89.99mm" svg:x="41.47mm" svg:y="1mm">
            <draw:object draw:notify-on-update-of-ranges="data.A1:data.A1 data.A2:data.A151 data.B1:data.B1 data.B2:data.B1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pisodio</text:p>
          </table:table-cell>
          <table:table-cell office:value-type="string" calcext:value-type="string">
            <text:p>Recompen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1.89998" calcext:value-type="float">
            <text:p>-31,89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1.59999" calcext:value-type="float">
            <text:p>-21,59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1.2" calcext:value-type="float">
            <text:p>-21,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2.99998" calcext:value-type="float">
            <text:p>-12,999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5.250003" calcext:value-type="float">
            <text:p>-5,2500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8.600014" calcext:value-type="float">
            <text:p>-8,6000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0.49998" calcext:value-type="float">
            <text:p>-20,499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550001" calcext:value-type="float">
            <text:p>2,5500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6.70001" calcext:value-type="float">
            <text:p>-16,700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2.59999" calcext:value-type="float">
            <text:p>-12,599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4000034" calcext:value-type="float">
            <text:p>-0,40000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2.20001" calcext:value-type="float">
            <text:p>-12,200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7.65" calcext:value-type="float">
            <text:p>-17,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3.40001" calcext:value-type="float">
            <text:p>-13,400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1000042" calcext:value-type="float">
            <text:p>-0,10000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5.35001" calcext:value-type="float">
            <text:p>-15,350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999998" calcext:value-type="float">
            <text:p>4,9999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8.650004" calcext:value-type="float">
            <text:p>-8,6500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.350006" calcext:value-type="float">
            <text:p>-6,3500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8.79999" calcext:value-type="float">
            <text:p>-18,799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3.00001" calcext:value-type="float">
            <text:p>-13,000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2.2" calcext:value-type="float">
            <text:p>-12,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5.70001" calcext:value-type="float">
            <text:p>-15,700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399998" calcext:value-type="float">
            <text:p>3,3999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8.150005" calcext:value-type="float">
            <text:p>-8,1500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249993" calcext:value-type="float">
            <text:p>1,24999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9.05" calcext:value-type="float">
            <text:p>-19,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.000001" calcext:value-type="float">
            <text:p>6,0000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4.550004" calcext:value-type="float">
            <text:p>-4,5500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9.400007" calcext:value-type="float">
            <text:p>-9,4000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4.95001" calcext:value-type="float">
            <text:p>-14,950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0.90001" calcext:value-type="float">
            <text:p>-10,900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.600001" calcext:value-type="float">
            <text:p>7,6000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7.4" calcext:value-type="float">
            <text:p>-17,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0.25" calcext:value-type="float">
            <text:p>-20,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.900001" calcext:value-type="float">
            <text:p>6,9000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0.65001" calcext:value-type="float">
            <text:p>-10,650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0.6000023" calcext:value-type="float">
            <text:p>-0,60000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.600001" calcext:value-type="float">
            <text:p>7,6000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5.4" calcext:value-type="float">
            <text:p>-15,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1.65001" calcext:value-type="float">
            <text:p>-11,650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6.600008" calcext:value-type="float">
            <text:p>-6,6000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21.05" calcext:value-type="float">
            <text:p>-21,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.3" calcext:value-type="float">
            <text:p>5,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.65" calcext:value-type="float">
            <text:p>4,6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.600001" calcext:value-type="float">
            <text:p>6,6000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2.700008" calcext:value-type="float">
            <text:p>-2,70000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20.15" calcext:value-type="float">
            <text:p>-20,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.20001" calcext:value-type="float">
            <text:p>-10,2000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8.70001" calcext:value-type="float">
            <text:p>-8,7000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1.25001" calcext:value-type="float">
            <text:p>-11,250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7.3" calcext:value-type="float">
            <text:p>-17,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20.2" calcext:value-type="float">
            <text:p>-20,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.299997" calcext:value-type="float">
            <text:p>4,29999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9.60001" calcext:value-type="float">
            <text:p>-9,600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0.70001" calcext:value-type="float">
            <text:p>-10,7000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.400002" calcext:value-type="float">
            <text:p>7,4000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8.05001" calcext:value-type="float">
            <text:p>-8,050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.249999" calcext:value-type="float">
            <text:p>5,24999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7.650006" calcext:value-type="float">
            <text:p>-7,6500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5.65001" calcext:value-type="float">
            <text:p>-15,650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.700001" calcext:value-type="float">
            <text:p>6,70000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.949995" calcext:value-type="float">
            <text:p>2,94999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7.55" calcext:value-type="float">
            <text:p>-17,5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8.350005" calcext:value-type="float">
            <text:p>-8,3500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0.95001" calcext:value-type="float">
            <text:p>-10,950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.100001" calcext:value-type="float">
            <text:p>7,1000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3.05" calcext:value-type="float">
            <text:p>-13,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9.450007" calcext:value-type="float">
            <text:p>-9,45000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.35" calcext:value-type="float">
            <text:p>7,3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.5" calcext:value-type="float">
            <text:p>8,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09999" calcext:value-type="float">
            <text:p>1,099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.1" calcext:value-type="float">
            <text:p>7,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0.20001" calcext:value-type="float">
            <text:p>-10,200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.300001" calcext:value-type="float">
            <text:p>6,30000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9.14999" calcext:value-type="float">
            <text:p>-19,1499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.950002" calcext:value-type="float">
            <text:p>5,95000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.400001" calcext:value-type="float">
            <text:p>7,4000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25" calcext:value-type="float">
            <text:p>6,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400001" calcext:value-type="float">
            <text:p>6,4000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900001" calcext:value-type="float">
            <text:p>6,9000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.400001" calcext:value-type="float">
            <text:p>7,400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.5" calcext:value-type="float">
            <text:p>8,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.3" calcext:value-type="float">
            <text:p>7,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.700005" calcext:value-type="float">
            <text:p>-1,70000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.3" calcext:value-type="float">
            <text:p>7,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.95" calcext:value-type="float">
            <text:p>5,9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18.25" calcext:value-type="float">
            <text:p>-18,2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.200001" calcext:value-type="float">
            <text:p>7,20000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500001" calcext:value-type="float">
            <text:p>6,50000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.200001" calcext:value-type="float">
            <text:p>7,20000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.400001" calcext:value-type="float">
            <text:p>7,40000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8499889" calcext:value-type="float">
            <text:p>0,849988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300001" calcext:value-type="float">
            <text:p>6,3000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.3" calcext:value-type="float">
            <text:p>7,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7.500008" calcext:value-type="float">
            <text:p>-7,50000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.5" calcext:value-type="float">
            <text:p>8,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.9" calcext:value-type="float">
            <text:p>7,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.100001" calcext:value-type="float">
            <text:p>7,1000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.1" calcext:value-type="float">
            <text:p>8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23T19:18:18.470000000</dc:date>
    <meta:editing-duration>PT1M31S</meta:editing-duration>
    <meta:editing-cycles>1</meta:editing-cycles>
    <meta:document-statistic meta:table-count="1" meta:cell-count="302" meta:object-count="1"/>
    <meta:generator>LibreOffice/6.0.2.1$Windows_X86_64 LibreOffice_project/f7f06a8f319e4b62f9bc5095aa112a65d2f3ac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66cm" svg:y="0.316cm" chart:style-name="ch2">
          <text:p>Ejecución 4</text:p>
        </chart:title>
        <chart:subtitle svg:x="6.726cm" svg:y="1.275cm" chart:style-name="ch3">
          <text:p>Turno limitado</text:p>
        </chart:subtitle>
        <chart:legend chart:legend-position="end" svg:x="12.645cm" svg:y="4.201cm" style:legend-expansion="high" chart:style-name="ch4"/>
        <chart:plot-area chart:style-name="ch5" table:cell-range-address="data.A1:data.B151" chart:data-source-has-labels="row" svg:x="1.331cm" svg:y="2.138cm" svg:width="10.994cm" svg:height="5.701cm">
          <chartooo:coordinate-region svg:x="2.058cm" svg:y="2.337cm" svg:width="9.987cm" svg:height="4.855cm"/>
          <chart:axis chart:dimension="x" chart:name="primary-x" chart:style-name="ch6">
            <chart:title svg:x="6.136cm" svg:y="8.019cm" chart:style-name="ch7">
              <text:p>Episodio</text:p>
            </chart:title>
          </chart:axis>
          <chart:axis chart:dimension="y" chart:name="primary-y" chart:style-name="ch6">
            <chart:title svg:x="0.451cm" svg:y="6.011cm" chart:style-name="ch8">
              <text:p>Recompensa</text:p>
            </chart:title>
            <chart:grid chart:style-name="ch9" chart:class="major"/>
          </chart:axis>
          <chart:series chart:style-name="ch10" chart:values-cell-range-address="data.B2:data.B151" chart:label-cell-address="data.B1:data.B1" chart:class="chart:scatter">
            <chart:domain table:cell-range-address="data.A2:data.A151"/>
            <chart:data-point chart:repeated="1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Recompensa</text:p>
                <draw:g>
                  <svg:desc>data.B1:dat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A2:data.A151</svg:desc>
                </draw:g>
              </table:table-cell>
              <table:table-cell office:value-type="float" office:value="-31.89998">
                <text:p>-31.89998</text:p>
                <draw:g>
                  <svg:desc>data.B2:data.B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21.59999">
                <text:p>-21.5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21.2">
                <text:p>-21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12.99998">
                <text:p>-12.99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5.250003">
                <text:p>-5.250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8.600014">
                <text:p>-8.6000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20.49998">
                <text:p>-20.49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550001">
                <text:p>2.55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16.70001">
                <text:p>-16.7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12.59999">
                <text:p>-12.5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0.4000034">
                <text:p>-0.40000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12.20001">
                <text:p>-12.2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17.65">
                <text:p>-17.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13.40001">
                <text:p>-13.4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0.1000042">
                <text:p>-0.10000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15.35001">
                <text:p>-15.35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.999998">
                <text:p>4.9999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8.650004">
                <text:p>-8.6500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6.350006">
                <text:p>-6.350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18.79999">
                <text:p>-18.7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13.00001">
                <text:p>-13.00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12.2">
                <text:p>-12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15.70001">
                <text:p>-15.7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.399998">
                <text:p>3.3999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8.150005">
                <text:p>-8.1500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249993">
                <text:p>1.2499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19.05">
                <text:p>-19.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.000001">
                <text:p>6.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4.550004">
                <text:p>-4.5500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9.400007">
                <text:p>-9.4000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-14.95001">
                <text:p>-14.95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10.90001">
                <text:p>-10.9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7.600001">
                <text:p>7.600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-17.4">
                <text:p>-17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-20.25">
                <text:p>-20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.900001">
                <text:p>6.900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-10.65001">
                <text:p>-10.65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-0.6000023">
                <text:p>-0.60000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.600001">
                <text:p>7.6000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-15.4">
                <text:p>-15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-11.65001">
                <text:p>-11.65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-6.600008">
                <text:p>-6.6000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-21.05">
                <text:p>-21.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.600001">
                <text:p>6.600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2.700008">
                <text:p>-2.7000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-20.15">
                <text:p>-20.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10.20001">
                <text:p>-10.200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8.70001">
                <text:p>-8.70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-11.25001">
                <text:p>-11.25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-17.3">
                <text:p>-17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-20.2">
                <text:p>-20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4.299997">
                <text:p>4.2999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-9.60001">
                <text:p>-9.60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-10.70001">
                <text:p>-10.70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7.400002">
                <text:p>7.4000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-8.05001">
                <text:p>-8.05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.249999">
                <text:p>5.249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7.650006">
                <text:p>-7.6500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-15.65001">
                <text:p>-15.650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.700001">
                <text:p>6.7000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.949995">
                <text:p>2.9499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-17.55">
                <text:p>-17.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-8.350005">
                <text:p>-8.3500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-10.95001">
                <text:p>-10.95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.100001">
                <text:p>7.100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-13.05">
                <text:p>-13.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-9.450007">
                <text:p>-9.4500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09999">
                <text:p>1.099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-10.20001">
                <text:p>-10.2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6.300001">
                <text:p>6.3000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-19.14999">
                <text:p>-19.14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5.950002">
                <text:p>5.9500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7.400001">
                <text:p>7.400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6.400001">
                <text:p>6.400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6.900001">
                <text:p>6.9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7.400001">
                <text:p>7.400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-1.700005">
                <text:p>-1.7000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-18.25">
                <text:p>-18.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7.200001">
                <text:p>7.2000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6.500001">
                <text:p>6.5000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7.200001">
                <text:p>7.2000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7.400001">
                <text:p>7.4000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8499889">
                <text:p>0.84998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6.300001">
                <text:p>6.3000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-7.500008">
                <text:p>-7.5000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7.100001">
                <text:p>7.1000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8.1">
                <text:p>8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